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1" draw:layer="layout" svg:width="5.1cm" svg:height="8.2cm" svg:x="1.2cm" svg:y="4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2" draw:text-style-name="P1" draw:layer="layout" svg:width="2.6cm" svg:height="1.5cm" svg:x="3cm" svg:y="5.7cm">
            <text:p text:style-name="P1">0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2" draw:text-style-name="P1" xml:id="id1" draw:id="id1" draw:layer="layout" svg:width="2.6cm" svg:height="1.5cm" svg:x="2.9cm" svg:y="9.2cm">
            <text:p text:style-name="P1">0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style-name="gr3" draw:text-style-name="P2" draw:layer="layout" svg:width="1.065cm" svg:height="1.195cm" svg:x="1.6cm" svg:y="5.8cm">
            <draw:text-box>
              <text:p text:style-name="P2">A</text:p>
            </draw:text-box>
          </draw:frame>
          <draw:frame draw:style-name="gr3" draw:text-style-name="P2" draw:layer="layout" svg:width="1.302cm" svg:height="1.195cm" svg:x="1.4cm" svg:y="9.405cm">
            <draw:text-box>
              <text:p text:style-name="P2">IP</text:p>
            </draw:text-box>
          </draw:frame>
        </draw:g>
        <draw:frame draw:style-name="gr3" draw:text-style-name="P2" draw:layer="layout" svg:width="4.172cm" svg:height="1.195cm" svg:x="1.728cm" svg:y="2.7cm">
          <draw:text-box>
            <text:p text:style-name="P2">Регистры</text:p>
          </draw:text-box>
        </draw:frame>
        <draw:frame draw:style-name="gr3" draw:text-style-name="P2" draw:layer="layout" svg:width="8.753cm" svg:height="1.195cm" svg:x="11.4cm" svg:y="3.9cm">
          <draw:text-box>
            <text:p text:style-name="P2">Оперативная память</text:p>
          </draw:text-box>
        </draw:frame>
        <draw:custom-shape draw:style-name="gr1" draw:text-style-name="P3" draw:layer="layout" svg:width="19cm" svg:height="2cm" svg:x="9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3" draw:layer="layout" svg:x1="11cm" svg:y1="7cm" svg:x2="11cm" svg:y2="9cm">
          <text:p/>
        </draw:line>
        <draw:line draw:style-name="gr4" draw:text-style-name="P3" draw:layer="layout" svg:x1="13cm" svg:y1="7cm" svg:x2="13cm" svg:y2="9cm">
          <text:p/>
        </draw:line>
        <draw:line draw:style-name="gr4" draw:text-style-name="P3" draw:layer="layout" svg:x1="10.999cm" svg:y1="6.999cm" svg:x2="10.999cm" svg:y2="8.999cm">
          <text:p/>
        </draw:line>
        <draw:line draw:style-name="gr4" draw:text-style-name="P3" draw:layer="layout" svg:x1="15cm" svg:y1="7cm" svg:x2="15cm" svg:y2="9cm">
          <text:p/>
        </draw:line>
        <draw:line draw:style-name="gr4" draw:text-style-name="P3" draw:layer="layout" svg:x1="17cm" svg:y1="6.999cm" svg:x2="17cm" svg:y2="8.999cm">
          <text:p/>
        </draw:line>
        <draw:line draw:style-name="gr4" draw:text-style-name="P3" draw:layer="layout" svg:x1="19cm" svg:y1="6.999cm" svg:x2="19cm" svg:y2="8.999cm">
          <text:p/>
        </draw:line>
        <draw:line draw:style-name="gr4" draw:text-style-name="P3" draw:layer="layout" svg:x1="21cm" svg:y1="6.999cm" svg:x2="21cm" svg:y2="8.999cm">
          <text:p/>
        </draw:line>
        <draw:line draw:style-name="gr4" draw:text-style-name="P3" draw:layer="layout" svg:x1="23cm" svg:y1="6.999cm" svg:x2="23cm" svg:y2="8.999cm">
          <text:p/>
        </draw:line>
        <draw:line draw:style-name="gr4" draw:text-style-name="P3" draw:layer="layout" svg:x1="25cm" svg:y1="6.999cm" svg:x2="25cm" svg:y2="8.999cm">
          <text:p/>
        </draw:line>
        <draw:frame draw:style-name="gr3" draw:text-style-name="P2" draw:layer="layout" svg:width="0.972cm" svg:height="1.195cm" svg:x="7.528cm" svg:y="5.805cm">
          <draw:text-box>
            <text:p text:style-name="P2">0</text:p>
          </draw:text-box>
        </draw:frame>
        <draw:frame draw:style-name="gr3" draw:text-style-name="P2" draw:layer="layout" svg:width="0.972cm" svg:height="1.195cm" svg:x="9.528cm" svg:y="5.805cm">
          <draw:text-box>
            <text:p text:style-name="P2">1</text:p>
          </draw:text-box>
        </draw:frame>
        <draw:frame draw:style-name="gr3" draw:text-style-name="P2" draw:layer="layout" svg:width="0.972cm" svg:height="1.195cm" svg:x="11.528cm" svg:y="5.8cm">
          <draw:text-box>
            <text:p text:style-name="P2">2</text:p>
          </draw:text-box>
        </draw:frame>
        <draw:frame draw:style-name="gr3" draw:text-style-name="P2" draw:layer="layout" svg:width="0.972cm" svg:height="1.195cm" svg:x="13.528cm" svg:y="5.805cm">
          <draw:text-box>
            <text:p text:style-name="P2">3</text:p>
          </draw:text-box>
        </draw:frame>
        <draw:frame draw:style-name="gr3" draw:text-style-name="P2" draw:layer="layout" svg:width="0.972cm" svg:height="1.195cm" svg:x="15.5cm" svg:y="5.805cm">
          <draw:text-box>
            <text:p text:style-name="P2">4</text:p>
          </draw:text-box>
        </draw:frame>
        <draw:frame draw:style-name="gr3" draw:text-style-name="P2" draw:layer="layout" svg:width="0.972cm" svg:height="1.195cm" svg:x="17.528cm" svg:y="5.8cm">
          <draw:text-box>
            <text:p text:style-name="P2">5</text:p>
          </draw:text-box>
        </draw:frame>
        <draw:frame draw:style-name="gr3" draw:text-style-name="P2" draw:layer="layout" svg:width="0.972cm" svg:height="1.195cm" svg:x="19.6cm" svg:y="5.8cm">
          <draw:text-box>
            <text:p text:style-name="P2">6</text:p>
          </draw:text-box>
        </draw:frame>
        <draw:frame draw:style-name="gr3" draw:text-style-name="P2" draw:layer="layout" svg:width="0.972cm" svg:height="1.195cm" svg:x="21.528cm" svg:y="5.805cm">
          <draw:text-box>
            <text:p text:style-name="P2">7</text:p>
          </draw:text-box>
        </draw:frame>
        <draw:frame draw:style-name="gr3" draw:text-style-name="P2" draw:layer="layout" svg:width="0.972cm" svg:height="1.195cm" svg:x="21.528cm" svg:y="5.806cm">
          <draw:text-box>
            <text:p text:style-name="P2">7</text:p>
          </draw:text-box>
        </draw:frame>
        <draw:frame draw:style-name="gr5" draw:text-style-name="P2" draw:layer="layout" svg:width="0.972cm" svg:height="1.2cm" svg:x="23.628cm" svg:y="5.8cm">
          <draw:text-box>
            <text:p text:style-name="P2">8</text:p>
          </draw:text-box>
        </draw:frame>
        <draw:frame draw:style-name="gr3" draw:text-style-name="P2" draw:layer="layout" svg:width="1.442cm" svg:height="1.195cm" svg:x="9.272cm" svg:y="7.405cm">
          <draw:text-box>
            <text:p text:style-name="P2">51</text:p>
          </draw:text-box>
        </draw:frame>
        <draw:frame draw:style-name="gr3" draw:text-style-name="P2" draw:layer="layout" svg:width="1.442cm" svg:height="1.195cm" svg:x="11.272cm" svg:y="7.405cm">
          <draw:text-box>
            <text:p text:style-name="P2">20</text:p>
          </draw:text-box>
        </draw:frame>
        <draw:frame draw:style-name="gr3" draw:text-style-name="P2" draw:layer="layout" svg:width="1.442cm" svg:height="1.195cm" svg:x="13.272cm" svg:y="7.4cm">
          <draw:text-box>
            <text:p text:style-name="P2">43</text:p>
          </draw:text-box>
        </draw:frame>
        <draw:frame draw:style-name="gr3" draw:text-style-name="P2" draw:layer="layout" svg:width="1.442cm" svg:height="1.195cm" svg:x="15.272cm" svg:y="7.405cm">
          <draw:text-box>
            <text:p text:style-name="P2">21</text:p>
          </draw:text-box>
        </draw:frame>
        <draw:frame draw:style-name="gr3" draw:text-style-name="P2" draw:layer="layout" svg:width="1.442cm" svg:height="1.195cm" svg:x="17.244cm" svg:y="7.405cm">
          <draw:text-box>
            <text:p text:style-name="P2">32</text:p>
          </draw:text-box>
        </draw:frame>
        <draw:frame draw:style-name="gr3" draw:text-style-name="P2" draw:layer="layout" svg:width="1.442cm" svg:height="1.195cm" svg:x="19.272cm" svg:y="7.4cm">
          <draw:text-box>
            <text:p text:style-name="P2">77</text:p>
          </draw:text-box>
        </draw:frame>
        <draw:frame draw:style-name="gr3" draw:text-style-name="P2" draw:layer="layout" svg:width="0.972cm" svg:height="1.195cm" svg:x="21.6cm" svg:y="7.4cm">
          <draw:text-box>
            <text:p text:style-name="P2">0</text:p>
          </draw:text-box>
        </draw:frame>
        <draw:frame draw:style-name="gr3" draw:text-style-name="P2" draw:layer="layout" svg:width="1.213cm" svg:height="1.195cm" svg:x="25.6cm" svg:y="7.304cm">
          <draw:text-box>
            <text:p text:style-name="P2">...</text:p>
          </draw:text-box>
        </draw:frame>
        <draw:frame draw:style-name="gr3" draw:text-style-name="P2" draw:layer="layout" svg:width="0.972cm" svg:height="1.195cm" svg:x="23.528cm" svg:y="7.406cm">
          <draw:text-box>
            <text:p text:style-name="P2">0</text:p>
          </draw:text-box>
        </draw:frame>
        <draw:custom-shape draw:style-name="gr1" draw:text-style-name="P3" xml:id="id2" draw:id="id2" draw:layer="layout" svg:width="2.1cm" svg:height="2cm" svg:x="6.9cm" svg:y="7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442cm" svg:height="1.195cm" svg:x="7.3cm" svg:y="7.401cm">
          <draw:text-box>
            <text:p text:style-name="P2">10</text:p>
          </draw:text-box>
        </draw:frame>
        <draw:connector draw:style-name="gr6" draw:text-style-name="P3" draw:layer="layout" draw:type="curve" svg:x1="5.5cm" svg:y1="9.95cm" svg:x2="7.95cm" svg:y2="9cm" draw:start-shape="id1" draw:start-glue-point="7" draw:end-shape="id2" draw:end-glue-point="2" svg:d="m5500 9950c1634 0 2450-316 2450-950" svg:viewBox="0 0 2451 951">
          <text:p/>
        </draw:connector>
        <draw:frame draw:style-name="gr3" draw:text-style-name="P3" draw:layer="layout" svg:width="4.117cm" svg:height="1.427cm" svg:x="24.7cm" svg:y="5.5cm">
          <draw:text-box>
            <text:p text:style-name="P3"><text:span text:style-name="T1">Номера ячеек </text:span></text:p>
            <text:p text:style-name="P3"><text:span text:style-name="T1">памяти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leric </meta:initial-creator>
    <meta:creation-date>2013-07-09T10:46:32</meta:creation-date>
    <dc:date>2013-07-09T11:19:13</dc:date>
    <dc:creator>cleric </dc:creator>
    <meta:editing-duration>PT21M34S</meta:editing-duration>
    <meta:editing-cycles>2</meta:editing-cycles>
    <meta:generator>LibreOffice/3.5$Linux_x86 LibreOffice_project/350m1$Build-2</meta:generator>
    <meta:document-statistic meta:object-count="41"/>
  </office:meta>
</office:document-meta>
</file>